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0000000204B249CA79A42C6D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8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0.4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2.35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</style:style>
    <style:style style:name="P5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style:font-name="Liberation Sans4" style:font-name-complex="Liberation Sans4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cc00" style:font-name="Liberation Sans4" fo:font-size="36pt" style:font-size-asian="36pt" style:font-name-complex="Liberation Sans4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990099" style:font-name="Liberation Sans4" fo:font-size="36pt" style:font-size-asian="36pt" style:font-name-complex="Liberation Sans4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P22" style:family="paragraph">
      <style:paragraph-properties fo:text-align="center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28" style:family="paragraph">
      <style:paragraph-properties fo:text-align="center"/>
    </style:style>
    <style:style style:name="T1" style:family="text">
      <style:text-properties fo:color="#00cc00" fo:font-size="66pt" fo:font-weight="bold" style:font-size-asian="66pt" style:font-weight-asian="bold" style:font-name-complex="Liberation Sans5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5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5" style:font-size-complex="28pt" style:font-weight-complex="bold"/>
    </style:style>
    <style:style style:name="T5" style:family="text">
      <style:text-properties style:font-name="Liberation Sans4" fo:font-size="40pt" style:font-size-asian="40pt" style:font-name-complex="Liberation Sans4" style:font-size-complex="40pt"/>
    </style:style>
    <style:style style:name="T6" style:family="text">
      <style:text-properties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7" style:family="text">
      <style:text-properties fo:color="#009933" style:font-name="Liberation Sans4" fo:font-size="40pt" style:font-size-asian="40pt" style:font-name-complex="Liberation Sans4" style:font-size-complex="40pt"/>
    </style:style>
    <style:style style:name="T8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9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5" style:font-size-complex="44pt" style:font-weight-complex="bold"/>
    </style:style>
    <style:style style:name="T12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4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fo:color="#00cc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3333ff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9" style:family="text">
      <style:text-properties fo:color="#3333ff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0" style:family="text">
      <style:text-properties fo:color="#3333ff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1" style:family="text">
      <style:text-properties fo:color="#00cc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color="#00cc00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3" style:family="text">
      <style:text-properties fo:font-variant="normal" fo:text-transform="none" fo:color="#66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0066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5" style:family="text">
      <style:text-properties fo:color="#660066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27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8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29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31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32" style:family="text">
      <style:text-properties fo:color="#3333ff" style:font-name="Times New Roman" fo:font-size="40pt" style:font-size-asian="40pt" style:font-name-complex="Liberation Sans4" style:font-size-complex="40pt"/>
    </style:style>
    <style:style style:name="T33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cc00" style:font-name="Times New Roman" fo:font-size="40pt" style:font-size-asian="40pt" style:font-name-complex="Liberation Sans4" style:font-size-complex="40pt"/>
    </style:style>
    <style:style style:name="T35" style:family="text">
      <style:text-properties fo:color="#00cc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cc00" style:font-name="Times New Roman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37" style:family="text">
      <style:text-properties fo:color="#00cc00" style:text-position="-33% 58%" style:font-name="Times New Roman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38" style:family="text">
      <style:text-properties fo:color="#00cc00" style:text-position="-33% 58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39" style:family="text">
      <style:text-properties fo:color="#00cc00" style:text-position="0% 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40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41" style:family="text">
      <style:text-properties fo:color="#0000cc" style:font-name="Liberation Sans4" style:font-name-complex="Liberation Sans4"/>
    </style:style>
    <style:style style:name="T42" style:family="text">
      <style:text-properties fo:color="#0000cc" style:font-name="Times New Roman" style:font-name-complex="Liberation Sans4"/>
    </style:style>
    <style:style style:name="T43" style:family="text">
      <style:text-properties fo:color="#0000cc" style:font-name="Times New Roman" fo:font-style="italic" style:font-style-asian="italic" style:font-name-complex="Liberation Sans4" style:font-style-complex="italic"/>
    </style:style>
    <style:style style:name="T44" style:family="text">
      <style:text-properties fo:color="#009933" style:font-name="Liberation Sans4" style:font-name-complex="Liberation Sans4"/>
    </style:style>
    <style:style style:name="T45" style:family="text">
      <style:text-properties style:font-name="Liberation Sans4" fo:font-weight="normal" style:font-weight-asian="normal" style:font-name-complex="Liberation Sans4" style:font-weight-complex="normal"/>
    </style:style>
    <style:style style:name="T46" style:family="text">
      <style:text-properties style:font-name="Liberation Sans4" fo:font-weight="bold" style:font-weight-asian="bold" style:font-name-complex="Liberation Sans4" style:font-weight-complex="bold"/>
    </style:style>
    <style:style style:name="T47" style:family="text">
      <style:text-properties style:font-name="Liberation Sans4" style:font-name-complex="Liberation Sans4"/>
    </style:style>
    <style:style style:name="T48" style:family="text">
      <style:text-properties style:font-name="Times New Roman" fo:font-style="italic" fo:font-weight="bold" style:font-style-asian="italic" style:font-weight-asian="bold" style:font-name-complex="Liberation Sans4" style:font-style-complex="italic" style:font-weight-complex="bold"/>
    </style:style>
    <style:style style:name="T49" style:family="text">
      <style:text-properties style:font-name="Times New Roman" fo:font-style="normal" fo:font-weight="bold" style:font-style-asian="normal" style:font-weight-asian="bold" style:font-name-complex="Liberation Sans4" style:font-style-complex="normal" style:font-weight-complex="bold"/>
    </style:style>
    <style:style style:name="T50" style:family="text">
      <style:text-properties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51" style:family="text">
      <style:text-properties fo:color="#66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52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53" style:family="text">
      <style:text-properties fo:color="#66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4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5" style:family="text">
      <style:text-properties fo:color="#6600cc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56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fo:color="#6600cc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fo:color="#6600cc" style:text-position="-33% 58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0" style:family="text">
      <style:text-properties fo:color="#6600cc" style:text-position="0% 100%" style:font-name="Liberation Sans4" fo:font-size="26pt" fo:font-style="italic" fo:font-weight="normal" style:font-size-asian="26pt" style:font-style-asian="italic" style:font-weight-asian="normal" style:font-name-complex="Liberation Sans4" style:font-size-complex="26pt" style:font-style-complex="italic" style:font-weight-complex="normal"/>
    </style:style>
    <style:style style:name="T61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2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3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4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5" style:family="text">
      <style:text-properties fo:color="#0000ff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6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67" style:family="text">
      <style:text-properties fo:color="#990099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9" style:family="text">
      <style:text-properties fo:color="#3333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fo:color="#3333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1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2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3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4" style:family="text">
      <style:text-properties fo:color="#0066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5" style:family="text">
      <style:text-properties fo:color="#00cc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6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7" style:family="text">
      <style:text-properties fo:color="#00cc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8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0" style:family="text">
      <style:text-properties fo:color="#ff00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2" style:family="text">
      <style:text-properties fo:color="#00cc00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3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4" style:family="text">
      <style:text-properties fo:color="#00cc00" style:font-name="Liberation Sans4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85" style:family="text">
      <style:text-properties fo:color="#00cc00" style:font-name="Times New Roman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86" style:family="text">
      <style:text-properties fo:color="#00cc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7" style:family="text">
      <style:text-properties fo:color="#00cc00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8" style:family="text">
      <style:text-properties fo:color="#00cc00" style:text-position="33% 58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89" style:family="text">
      <style:text-properties fo:color="#99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0" style:family="text">
      <style:text-properties fo:color="#990099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1" style:family="text">
      <style:text-properties fo:color="#99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990099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3" style:family="text">
      <style:text-properties fo:color="#99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cc00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33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0" style:family="text">
      <style:text-properties fo:color="#ff33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1" style:family="text">
      <style:text-properties fo:color="#ff3333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2" style:family="text">
      <style:text-properties fo:color="#ff3333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3" style:family="text">
      <style:text-properties fo:color="#ff3333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4" style:family="text">
      <style:text-properties fo:color="#ff3333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5" style:family="text">
      <style:text-properties fo:color="#ff3333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6" style:family="text">
      <style:text-properties fo:color="#ff33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7" style:family="text">
      <style:text-properties fo:color="#ff3333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8" style:family="text">
      <style:text-properties style:use-window-font-color="true" style:font-name="Liberation Sans4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109" style:family="text">
      <style:text-properties fo:font-size="28pt" style:font-size-asian="28pt" style:font-size-complex="28pt"/>
    </style:style>
    <style:style style:name="T110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111" style:family="text">
      <style:text-properties fo:color="#000099" style:font-name="Times New Roman" fo:font-size="36pt" style:font-size-asian="36pt" style:font-name-complex="Times New Roman" style:font-size-complex="36pt"/>
    </style:style>
    <style:style style:name="T112" style:family="text">
      <style:text-properties fo:color="#000099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3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4" style:family="text">
      <style:text-properties fo:color="#009900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אלגוריתמים</text:span><text:span text:style-name="T1"><text:line-break/></text:span><text:span text:style-name="T1">למיקסום רווח</text:span><text:span text:style-name="T1"><text:line-break/></text:span><text:span text:style-name="T1">Revenue-Maximization 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</text:span><text:span text:style-name="T4">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7.746cm" svg:height="3.743cm" svg:x="0.254cm" svg:y="-0.111cm" presentation:class="title" presentation:user-transformed="true">
          <draw:text-box>
            <text:p text:style-name="P4"><text:span text:style-name="T3">מיקסום רווח לעומת מיקסום סכום ערכים</text:span></text:p>
          </draw:text-box>
        </draw:frame>
        <draw:frame draw:style-name="gr2" draw:text-style-name="P7" draw:layer="layout" svg:width="27.178cm" svg:height="17.576cm" svg:x="0.508cm" svg:y="3.302cm">
          <draw:text-box>
            <text:p xml:id="id1" text:id="id1" text:style-name="P6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6"><text:span text:style-name="T5"/></text:p>
            <text:p xml:id="id2" text:id="id2" text:style-name="P6"><text:span text:style-name="T7">איזה מכרז ממקסם את סכום הערכים?</text:span></text:p>
            <text:list text:style-name="L1">
              <text:list-item>
                <text:p xml:id="id3" text:id="id3" text:style-name="P6"><text:span text:style-name="T7">זה קל – נותנים לו את החפץ בחינם.</text:span></text:p>
              </text:list-item>
            </text:list>
            <text:p text:style-name="P6"><text:span text:style-name="T7"/></text:p>
            <text:p xml:id="id4" text:id="id4" text:style-name="P6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6"><text:span text:style-name="T8">זה קשה – תלוי בערך של השחקן!</text:span></text:p>
              </text:list-item>
            </text:list>
            <text:p text:style-name="P6"><text:span text:style-name="T8"/></text:p>
            <text:p xml:id="id6" text:id="id6" text:style-name="P6"><text:span text:style-name="T9">במקו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6"><text:span text:style-name="T9">זה דורש מידע סטטיסטי על ערכים של שחקנים 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יקסום רווח – חפץ אחד וקונה אחד</text:span></text:p>
          </draw:text-box>
        </draw:frame>
        <draw:frame draw:style-name="gr2" draw:text-style-name="P9" draw:layer="layout" svg:width="27.238cm" svg:height="17.576cm" svg:x="0.762cm" svg:y="3.048cm">
          <draw:text-box>
            <text:p xml:id="id8" text:id="id8"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xml:id="id9" text:id="id9"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xml:id="id10" text:id="id10" text:style-name="P6"><text:span text:style-name="T14">מכרז ויקרי </text:span><text:span text:style-name="T8">ממקסם סכום ערכים, אבל הרווח שלו הוא </text:span><text:span text:style-name="T8">0</text:span><text:span text:style-name="T8">!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xml:id="id11" text:id="id11" text:style-name="P6"><text:span text:style-name="T15">מכרז מאירסון</text:span><text:span text:style-name="T16"> לא חייב למקסם סכום ערכים,</text:span><text:span text:style-name="T16"><text:line-break/></text:span><text:span text:style-name="T16">ולכן יש סיכוי שייתן לנו תוחלת רווח חיובית.</text:span><text:span text:style-name="T16"><text:line-break/></text:span><text:span text:style-name="T16"/></text:p>
              </text:list-item>
              <text:list-item>
                <text:p xml:id="id12" text:id="id12" text:style-name="P6"><text:span text:style-name="T17">כדי להשתמש בו צריך להגדיר </text:span><text:span text:style-name="T18">כלל בחירה</text:span><text:span text:style-name="T1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3" draw:text-style-name="P9" draw:layer="layout" svg:width="26.67cm" svg:height="20.738cm" svg:x="0.762cm" svg:y="3.048cm">
          <draw:text-box>
            <text:p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text:style-name="P6"><text:span text:style-name="T19">כללי-בחירה אפשריים כשיש שחקן אחד:</text:span></text:p>
                <text:list>
                  <text:list-item>
                    <text:p text:style-name="P6"><text:span text:style-name="T19">בחר את הקונה אם ורק אם ערכו גדול מ-</text:span><text:span text:style-name="T20">p</text:span><text:span text:style-name="T19">.</text:span></text:p>
                    <text:p text:style-name="P6"><text:span text:style-name="T21"/></text:p>
                  </text:list-item>
                </text:list>
              </text:list-item>
              <text:list-item>
                <text:p text:style-name="P6"><text:span text:style-name="T21">התשלום הוא ערך הסף – </text:span><text:span text:style-name="T22">p</text:span><text:span text:style-name="T21">.</text:span></text:p>
                <text:p text:style-name="P6"><text:span text:style-name="T21"/></text:p>
              </text:list-item>
              <text:list-item>
                <text:p text:style-name="P6"><text:span text:style-name="T23">איזה </text:span><text:span text:style-name="T24">p</text:span><text:span text:style-name="T25"> נותן את תוחלת-הרווח הגדולה ביותר?</text:span></text:p>
              </text:list-item>
            </text:list>
            <text:p text:style-name="P6"><text:span text:style-name="T13"/></text:p>
            <text:p text:style-name="P6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4" draw:text-style-name="P9" draw:layer="layout" svg:width="26.67cm" svg:height="19.151cm" svg:x="0.762cm" svg:y="1.27cm">
          <draw:text-box>
            <text:p text:style-name="P6"><text:span text:style-name="T13"/></text:p>
            <text:list text:style-name="L1">
              <text:list-item>
                <text:p xml:id="id13" text:id="id13" text:style-name="P6"><text:span text:style-name="T26">בכלל-הבחירה "מקסם את סכום הערכים": ערך-הסף=</text:span><text:span text:style-name="T26">0</text:span><text:span text:style-name="T26">, התשלום=</text:span><text:span text:style-name="T26">0</text:span><text:span text:style-name="T26">, תוחלת הרווח=</text:span><text:span text:style-name="T27">0</text:span><text:span text:style-name="T26">.</text:span><text:span text:style-name="T26"><text:line-break/></text:span><text:span text:style-name="T26"/></text:p>
              </text:list-item>
              <text:list-item>
                <text:p xml:id="id14" text:id="id14" text:style-name="P6"><text:span text:style-name="T28">בכלל-הבחירה "בחר את הקונה אם"ם הערך שלו לפחות </text:span><text:span text:style-name="T28">10</text:span><text:span text:style-name="T28">": <text:s text:c="3"/>ערך-הסף=</text:span><text:span text:style-name="T28">10</text:span><text:span text:style-name="T28">, הקונה תמיד נבחר (בהסתברות </text:span><text:span text:style-name="T28">1</text:span><text:span text:style-name="T28">) ותמיד משלם, תוחלת הרווח=</text:span><text:span text:style-name="T29">10</text:span><text:span text:style-name="T28">.</text:span><text:span text:style-name="T28"><text:line-break/></text:span><text:span text:style-name="T28"/></text:p>
              </text:list-item>
              <text:list-item>
                <text:p xml:id="id15" text:id="id15" text:style-name="P6"><text:span text:style-name="T30">בכלל-הבחירה "בחר את הקונה אם"ם הערך שלו לפחות </text:span><text:span text:style-name="T30">15</text:span><text:span text:style-name="T30">", ערך-הסף=</text:span><text:span text:style-name="T30">15</text:span><text:span text:style-name="T30">, הקונה נבחר בהסתברות </text:span><text:span text:style-name="T30">3/4</text:span><text:span text:style-name="T30">, רווח =</text:span><text:span text:style-name="T30">15</text:span><text:span text:style-name="T30">*</text:span><text:span text:style-name="T30">3/4</text:span><text:span text:style-name="T30"> = </text:span><text:span text:style-name="T15">11.25</text:span><text:span text:style-name="T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5" draw:text-style-name="P9" draw:layer="layout" svg:width="26.67cm" svg:height="17.105cm" svg:x="0.762cm" svg:y="3.048cm">
          <draw:text-box>
            <text:p text:style-name="P6"><text:span text:style-name="T31">בכלל-הבחירה "בחר את הקונה אם"ם הערך שלו לפחות </text:span><text:span text:style-name="T32">p</text:span><text:span text:style-name="T31">", ערך-הסף=</text:span><text:span text:style-name="T32">p</text:span><text:span text:style-name="T31">, הקונה נבחר בהסתברות:</text:span></text:p>
            <text:list text:style-name="L1">
              <text:list-item>
                <text:p text:style-name="P10"><text:span text:style-name="T32">(30-</text:span><text:span text:style-name="T33">p</text:span><text:span text:style-name="T32">)/(30-10)</text:span></text:p>
              </text:list-item>
              <text:list-item>
                <text:p text:style-name="P6"><text:span text:style-name="T30">תוחלת הרווח:</text:span><text:span text:style-name="T30"><text:line-break/></text:span><text:span text:style-name="T30"/></text:p>
              </text:list-item>
            </text:list>
            <text:p text:style-name="P10"><text:span text:style-name="T34">E[Revenue(</text:span><text:span text:style-name="T35">p</text:span><text:span text:style-name="T34">)] <text:s/>= <text:s/></text:span><text:span text:style-name="T35">p</text:span><text:span text:style-name="T34"> * Prob[</text:span><text:span text:style-name="T35">v &gt; p</text:span><text:span text:style-name="T34">]</text:span></text:p>
            <text:p text:style-name="P10"><text:span text:style-name="T34"><text:s text:c="26"/></text:span><text:span text:style-name="T34">= <text:s/></text:span><text:span text:style-name="T35">p</text:span><text:span text:style-name="T34"> * (30-</text:span><text:span text:style-name="T35">p</text:span><text:span text:style-name="T34">)/(30-10)</text:span><text:span text:style-name="T34"><text:line-break/></text:span><text:span text:style-name="T34"/></text:p>
            <text:p text:style-name="P10"><text:span text:style-name="T35">derivative by p </text:span><text:span text:style-name="T34"><text:s/>= <text:s/>(30-2</text:span><text:span text:style-name="T35">p</text:span><text:span text:style-name="T34">)/20 <text:s/>→ <text:s/></text:span><text:span text:style-name="T36">p</text:span><text:span text:style-name="T37">opt</text:span><text:span text:style-name="T38"> </text:span><text:span text:style-name="T39">=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6" draw:text-style-name="P12" draw:layer="layout" svg:width="26.924cm" svg:height="6.604cm" svg:x="0.762cm" svg:y="2.54cm">
          <draw:text-box>
            <text:p text:style-name="P6"><text:span text:style-name="T40">הכללה</text:span><text:span text:style-name="T41">: נניח שאספנו נתונים סטטיסטיים על ערכי קונים, והגענו למסקנה שהם מתפלגים כ:</text:span></text:p>
            <text:p text:style-name="P11"><text:span text:style-name="T42">Prob[</text:span><text:span text:style-name="T43">v&lt;p</text:span><text:span text:style-name="T42">] = F(</text:span><text:span text:style-name="T43">p</text:span><text:span text:style-name="T42">)</text:span></text:p>
            <text:p text:style-name="P6"><text:span text:style-name="T44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7" draw:text-style-name="P13" draw:layer="layout" svg:width="27.295cm" svg:height="3.153cm" svg:x="0.508cm" svg:y="8.972cm" svg:viewBox="0 0 27296 3154" draw:points="13646,3154 0,3154 0,0 27296,0 27296,3154">
            <text:p/>
          </draw:polygon>
          <draw:path draw:style-name="gr8" draw:text-style-name="P14" draw:layer="layout" svg:width="0.768cm" svg:height="0.818cm" svg:x="2.4cm" svg:y="9.054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8" draw:text-style-name="P14" draw:layer="layout" svg:width="0.171cm" svg:height="1.2cm" svg:x="3.34cm" svg:y="8.969cm" svg:viewBox="0 0 172 1201" draw:points="172,1201 172,1154 49,1154 49,48 172,48 172,0 0,0 0,1201">
            <text:p/>
          </draw:polygon>
          <draw:path draw:style-name="gr8" draw:text-style-name="P14" draw:layer="layout" svg:width="0.862cm" svg:height="0.849cm" svg:x="3.579cm" svg:y="9.051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8" draw:text-style-name="P14" draw:layer="layout" svg:width="0.48cm" svg:height="0.552cm" svg:x="4.47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06cm" svg:height="0.531cm" svg:x="5.011cm" svg:y="9.351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8" draw:text-style-name="P14" draw:layer="layout" svg:width="0.48cm" svg:height="0.552cm" svg:x="5.636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24cm" svg:height="0.531cm" svg:x="6.187cm" svg:y="9.338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8" draw:text-style-name="P14" draw:layer="layout" svg:width="0.624cm" svg:height="0.545cm" svg:x="6.836cm" svg:y="9.338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8" draw:text-style-name="P14" draw:layer="layout" svg:width="0.48cm" svg:height="0.552cm" svg:x="7.51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29cm" svg:height="1.2cm" svg:x="8.163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8.479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9.20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9.644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0.371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11.56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12.596cm" svg:y="9.505cm" svg:viewBox="0 0 133 130" svg:d="M133 65c0-34-28-65-66-65-35 0-67 31-67 65 0 37 32 65 67 65 38 0 66-28 66-65z">
            <text:p/>
          </draw:path>
          <draw:path draw:style-name="gr8" draw:text-style-name="P14" draw:layer="layout" svg:width="0.729cm" svg:height="0.822cm" svg:x="13.15cm" svg:y="9.051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8" draw:text-style-name="P14" draw:layer="layout" svg:width="0.417cm" svg:height="0.531cm" svg:x="13.979cm" svg:y="9.338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8" draw:text-style-name="P14" draw:layer="layout" svg:width="0.55cm" svg:height="0.552cm" svg:x="14.46cm" svg:y="9.331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8" draw:text-style-name="P14" draw:layer="layout" svg:width="0.61cm" svg:height="0.849cm" svg:x="15.074cm" svg:y="9.037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8" draw:text-style-name="P14" draw:layer="layout" svg:width="0.171cm" svg:height="1.2cm" svg:x="15.878cm" svg:y="8.969cm" svg:viewBox="0 0 172 1201" draw:points="172,1201 172,1154 49,1154 49,48 172,48 172,0 0,0 0,1201">
            <text:p/>
          </draw:polygon>
          <draw:path draw:style-name="gr8" draw:text-style-name="P14" draw:layer="layout" svg:width="0.543cm" svg:height="0.545cm" svg:x="16.109cm" svg:y="9.338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8" draw:text-style-name="P14" draw:layer="layout" svg:width="0.757cm" svg:height="0.699cm" svg:x="17.159cm" svg:y="9.222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8" draw:text-style-name="P14" draw:layer="layout" svg:width="0.645cm" svg:height="0.767cm" svg:x="18.31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8" draw:text-style-name="P14" draw:layer="layout" svg:width="0.171cm" svg:height="1.2cm" svg:x="18.998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9.724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20.914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21.953cm" svg:y="9.505cm" svg:viewBox="0 0 133 130" svg:d="M133 65c0-34-28-65-66-65-35 0-67 31-67 65 0 37 32 65 67 65 38 0 66-28 66-65z">
            <text:p/>
          </draw:path>
          <draw:polygon draw:style-name="gr8" draw:text-style-name="P14" draw:layer="layout" svg:width="0.171cm" svg:height="1.2cm" svg:x="22.609cm" svg:y="8.969cm" svg:viewBox="0 0 172 1201" draw:points="172,1201 172,1154 49,1154 49,48 172,48 172,0 0,0 0,1201">
            <text:p/>
          </draw:polygon>
          <draw:path draw:style-name="gr8" draw:text-style-name="P14" draw:layer="layout" svg:width="0.41cm" svg:height="0.801cm" svg:x="22.915cm" svg:y="9.071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8" draw:text-style-name="P14" draw:layer="layout" svg:width="0.757cm" svg:height="0.05cm" svg:x="23.796cm" svg:y="9.546cm" svg:viewBox="0 0 758 51" svg:d="M712 51c22 0 46 0 46-24 0-27-24-27-46-27h-670c-21 0-42 0-42 27 0 24 21 24 42 24z">
            <text:p/>
          </draw:path>
          <draw:path draw:style-name="gr8" draw:text-style-name="P14" draw:layer="layout" svg:width="0.881cm" svg:height="0.818cm" svg:x="24.968cm" svg:y="9.054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8" draw:text-style-name="P14" draw:layer="layout" svg:width="0.29cm" svg:height="1.2cm" svg:x="26.007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26.32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27.04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27.485cm" svg:y="8.969cm" svg:viewBox="0 0 172 1201" draw:points="172,0 0,0 0,48 123,48 123,1154 0,1154 0,1201 172,1201">
            <text:p/>
          </draw:polygon>
          <draw:path draw:style-name="gr8" draw:text-style-name="P14" draw:layer="layout" svg:width="0.22cm" svg:height="0.436cm" svg:x="0.55cm" svg:y="10.597cm" svg:viewBox="0 0 221 437" svg:d="M211 75c7-17 10-24 10-27 0-28-24-48-53-48-35 0-45 27-49 41l-115 365c0 4-4 14-4 14 0 10 28 17 35 17 4 0 7 0 11-14z">
            <text:p/>
          </draw:path>
          <draw:path draw:style-name="gr8" draw:text-style-name="P14" draw:layer="layout" svg:width="0.645cm" svg:height="0.767cm" svg:x="0.813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824cm" svg:height="0.282cm" svg:x="1.884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3.161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8" draw:text-style-name="P14" draw:layer="layout" svg:width="1.098cm" svg:height="0.661cm" svg:x="4.481cm" svg:y="10.87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8" draw:text-style-name="P14" draw:layer="layout" svg:width="1.098cm" svg:height="0.661cm" svg:x="5.506cm" svg:y="10.87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8" draw:text-style-name="P14" draw:layer="layout" svg:width="0.645cm" svg:height="0.767cm" svg:x="7.31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757cm" svg:height="0.05cm" svg:x="8.345cm" svg:y="11.177cm" svg:viewBox="0 0 758 51" svg:d="M712 51c22 0 46 0 46-24 0-27-24-27-46-27h-670c-21 0-42 0-42 27 0 24 21 24 42 24z">
            <text:p/>
          </draw:path>
          <draw:path draw:style-name="gr8" draw:text-style-name="P14" draw:layer="layout" svg:width="0.318cm" svg:height="0.559cm" svg:x="9.714cm" svg:y="10.361cm" svg:viewBox="0 0 319 560" svg:d="M197 24c0-24 0-24-25-24-56 55-137 55-172 55v30c21 0 77 0 126-24v430c0 28 0 38-87 38h-32v31c14 0 123-4 154-4 29 0 137 4 158 4v-31h-35c-87 0-87-10-87-38z">
            <text:p/>
          </draw:path>
          <draw:path draw:style-name="gr8" draw:text-style-name="P14" draw:layer="layout" svg:width="0.585cm" svg:height="0.043cm" svg:x="10.206cm" svg:y="10.686cm" svg:viewBox="0 0 586 44" svg:d="M551 44c14 0 35 0 35-20 0-24-17-24-35-24h-516c-14 0-35 0-35 20 0 24 21 24 35 24z">
            <text:p/>
          </draw:path>
          <draw:path draw:style-name="gr8" draw:text-style-name="P14" draw:layer="layout" svg:width="0.656cm" svg:height="0.572cm" svg:x="10.939cm" svg:y="10.348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227cm" svg:height="0.842cm" svg:x="11.736cm" svg:y="10.29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2.02cm" svg:y="10.549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589cm" svg:y="10.29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8" draw:text-style-name="P14" draw:layer="layout" svg:width="3.302cm" svg:height="0.05cm" svg:x="9.623cm" svg:y="11.177cm" svg:viewBox="0 0 3303 51" draw:points="1653,51 0,51 0,0 3303,0 3303,51">
            <text:p/>
          </draw:polygon>
          <draw:path draw:style-name="gr8" draw:text-style-name="P14" draw:layer="layout" svg:width="0.656cm" svg:height="0.572cm" svg:x="10.146cm" svg:y="11.344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174cm" svg:height="0.316cm" svg:x="10.901cm" svg:y="11.338cm" svg:viewBox="0 0 175 317" svg:d="M168 58c0 0 7-14 7-24 0-20-21-34-38-34-28 0-35 20-39 27l-94 263c-4 7-4 10-4 10 0 11 28 17 28 17 4 0 7-3 11-10z">
            <text:p/>
          </draw:path>
          <draw:path draw:style-name="gr8" draw:text-style-name="P14" draw:layer="layout" svg:width="0.227cm" svg:height="0.842cm" svg:x="11.276cm" svg:y="11.28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1.56cm" svg:y="11.54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129cm" svg:y="11.283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8" draw:text-style-name="P14" draw:layer="layout" svg:width="0.824cm" svg:height="0.282cm" svg:x="13.48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14.758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9" draw:text-style-name="P15" draw:layer="layout" svg:width="25.146cm" svg:height="1.826cm" svg:x="2.794cm" svg:y="12.446cm">
          <draw:text-box>
            <text:p text:style-name="P6"><text:span text:style-name="T45">נגדיר את </text:span><text:span text:style-name="T46">פונקציית הערך הוירטואלי</text:span><text:span text:style-name="T47">:</text:span></text:p>
          </draw:text-box>
        </draw:frame>
        <draw:g>
          <svg:title>TexMaths</svg:title>
          <svg:desc>28§display§r(v)  :=  v - {1 - F(v) \over F'(v) }§svg§600§FALSE§</svg:desc>
          <draw:polygon draw:style-name="gr7" draw:text-style-name="P13" draw:layer="layout" svg:width="8.897cm" svg:height="2.323cm" svg:x="8.128cm" svg:y="14.186cm" svg:viewBox="0 0 8898 2324" draw:points="4449,2324 0,2324 0,0 8898,0 8898,2324">
            <text:p/>
          </draw:polygon>
          <draw:path draw:style-name="gr8" draw:text-style-name="P14" draw:layer="layout" svg:width="0.402cm" svg:height="0.447cm" svg:x="8.156cm" svg:y="15.15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231cm" svg:height="0.985cm" svg:x="8.696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9.007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9.54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0.228cm" svg:y="15.16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0.471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1.479cm" svg:y="15.15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2.263cm" svg:y="15.32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3.369cm" svg:y="14.26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4.072cm" svg:y="14.65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5.007cm" svg:y="14.25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231cm" svg:height="0.985cm" svg:x="15.83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147cm" svg:y="14.485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6.684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3.742cm" svg:height="0.041cm" svg:x="13.28cm" svg:y="15.32cm" svg:viewBox="0 0 3743 42" draw:points="1873,42 0,42 0,0 3743,0 3743,42">
            <text:p/>
          </draw:polygon>
          <draw:path draw:style-name="gr8" draw:text-style-name="P14" draw:layer="layout" svg:width="0.703cm" svg:height="0.671cm" svg:x="14.027cm" svg:y="15.59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175cm" svg:height="0.357cm" svg:x="14.789cm" svg:y="15.592cm" svg:viewBox="0 0 176 358" svg:d="M171 62c3-14 5-20 5-23 0-22-19-39-42-39-28 0-36 22-39 34l-92 299c0 3-3 11-3 11 0 9 22 14 28 14s6 0 8-11z">
            <text:p/>
          </draw:path>
          <draw:path draw:style-name="gr8" draw:text-style-name="P14" draw:layer="layout" svg:width="0.231cm" svg:height="0.985cm" svg:x="15.13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5.444cm" svg:y="15.827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5.982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0" draw:text-style-name="P16" draw:layer="layout" svg:width="27.94cm" svg:height="4.032cm" svg:x="0.254cm" svg:y="16.645cm">
          <draw:text-box>
            <text:p text:style-name="P6"><text:span text:style-name="T47">המכרז האופטימלי הוא: </text:span><text:span text:style-name="T46">מכור אם”ם <text:s text:c="2"/></text:span><text:span text:style-name="T48">r</text:span><text:span text:style-name="T49">(</text:span><text:span text:style-name="T48">v</text:span><text:span text:style-name="T49">)&gt;0</text:span><text:span text:style-name="T47">.</text:span></text:p>
            <text:p text:style-name="P6"><text:span text:style-name="T50"><text:line-break/></text:span><text:span text:style-name="T50">ראו: </text:span><text:span text:style-name="T50">code/virtual_valuations_uniform.gg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frame draw:style-name="gr11" draw:text-style-name="P16" draw:layer="layout" svg:width="27.432cm" svg:height="17.297cm" svg:x="0.295cm" svg:y="3.564cm">
          <draw:text-box>
            <text:p xml:id="id16" text:id="id16" text:style-name="P6"><text:span text:style-name="T51">נתון</text:span><text:span text:style-name="T52">: שוק</text:span><text:span text:style-name="T53"> חד-פרמטרי</text:span><text:span text:style-name="T52">:</text:span></text:p>
            <text:list text:style-name="L1">
              <text:list-item>
                <text:p xml:id="id17" text:id="id17" text:style-name="P6"><text:span text:style-name="T52">לכל משתתף יש </text:span><text:span text:style-name="T54">ערך כספי </text:span><text:span text:style-name="T51">יחיד </text:span><text:span text:style-name="T54">ל”היבחרות”.</text:span></text:p>
              </text:list-item>
              <text:list-item>
                <text:p xml:id="id18" text:id="id18" text:style-name="P6"><text:span text:style-name="T54">הערך של משתתף</text:span><text:span text:style-name="T55"> </text:span><text:span text:style-name="T56">j</text:span><text:span text:style-name="T56"> </text:span><text:span text:style-name="T54">לקוח מהתפלגות </text:span><text:span text:style-name="T57">F</text:span><text:span text:style-name="T58">j</text:span><text:span text:style-name="T59">.</text:span></text:p>
                <text:list>
                  <text:list-item>
                    <text:p xml:id="id19" text:id="id19" text:style-name="P6"><text:span text:style-name="T60">(למה התפלגות שונה לכל משתתף? למשל מאפיינים דמוגרפיים).</text:span></text:p>
                  </text:list-item>
                </text:list>
              </text:list-item>
            </text:list>
            <text:p xml:id="id20" text:id="id20" text:style-name="P6"><text:span text:style-name="T51">דרושים</text:span><text:span text:style-name="T54">: </text:span></text:p>
            <text:list text:continue-numbering="true" text:style-name="L1">
              <text:list-item>
                <text:p xml:id="id21" text:id="id21" text:style-name="P6"><text:span text:style-name="T54">כלל-בחירה לבחירת תת-קבוצה של משתתפים.</text:span></text:p>
              </text:list-item>
              <text:list-item>
                <text:p xml:id="id22" text:id="id22" text:style-name="P6"><text:span text:style-name="T54">כלל-תשלומים שאיתו כלל-הבחירה אמיתי.</text:span></text:p>
              </text:list-item>
            </text:list>
            <text:p text:style-name="P6"><text:span text:style-name="T54"/></text:p>
            <text:p xml:id="id23" text:id="id23" text:style-name="P6"><text:span text:style-name="T61">כזכור, לפי משפט מאירסון, ברגע שיש </text:span><text:span text:style-name="T62">כלל-בחירה</text:span><text:span text:style-name="T61"> – יש </text:span><text:span text:style-name="T62">כלל-תשלומים</text:span><text:span text:style-name="T61"> יחיד שאיתו הכלל אמיתי.</text:span></text:p>
            <text:p xml:id="id24" text:id="id24" text:style-name="P6"><text:span text:style-name="T63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7" draw:text-style-name="P13" draw:layer="layout" svg:width="25.566cm" svg:height="1.252cm" svg:x="1.676cm" svg:y="6.105cm" svg:viewBox="0 0 25567 1253" draw:points="12785,1253 0,1253 0,0 25567,0 25567,1253">
            <text:p/>
          </draw:polygon>
          <draw:path draw:style-name="gr8" draw:text-style-name="P14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2.739cm" svg:y="6.159cm" svg:viewBox="0 0 163 1011" draw:points="163,1011 163,971 47,971 47,40 163,40 163,0 0,0 0,1011">
            <text:p/>
          </draw:polygon>
          <draw:path draw:style-name="gr8" draw:text-style-name="P14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8" draw:text-style-name="P14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8" draw:text-style-name="P14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8" draw:text-style-name="P14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8" draw:text-style-name="P14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8" draw:text-style-name="P14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13cm" svg:y="6.159cm" svg:viewBox="0 0 163 1011" draw:points="163,0 0,0 0,40 116,40 116,971 0,971 0,1011 163,1011">
            <text:p/>
          </draw:polygon>
          <draw:path draw:style-name="gr8" draw:text-style-name="P14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8" draw:text-style-name="P14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16.77cm" svg:y="6.159cm" svg:viewBox="0 0 163 1011" draw:points="163,1011 163,971 47,971 47,40 163,40 163,0 0,0 0,1011">
            <text:p/>
          </draw:polygon>
          <draw:path draw:style-name="gr8" draw:text-style-name="P14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8" draw:text-style-name="P14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8" draw:text-style-name="P14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8" draw:text-style-name="P14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8" draw:text-style-name="P14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8" draw:text-style-name="P14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2" draw:text-style-name="P17" draw:layer="layout" svg:width="26.416cm" svg:height="3.099cm" svg:x="1.401cm" svg:y="9.537cm">
          <draw:text-box>
            <text:p text:style-name="P6"><text:span text:style-name="T64">לפי משפט מאירסון, כלל-התשלומים הוא פונקציה של כלל-הבחירה </text:span><text:span text:style-name="T65">c</text:span><text:span text:style-name="T64">. אחרי פיתוח ארוך, מקבלים:</text:span></text:p>
          </draw:text-box>
        </draw:frame>
        <draw:frame draw:style-name="gr13" draw:text-style-name="P18" draw:layer="layout" svg:width="26.416cm" svg:height="1.897cm" svg:x="1.016cm" svg:y="3.556cm">
          <draw:text-box>
            <text:p text:style-name="P6"><text:span text:style-name="T66">לכל כלל-תשלומים </text:span><text:span text:style-name="T67">p</text:span><text:span text:style-name="T6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1.016cm" svg:y="13.349cm" svg:viewBox="0 0 26416 1253" draw:points="13208,1253 0,1253 0,0 26416,0 26416,1253">
            <text:p/>
          </draw:polygon>
          <draw:path draw:style-name="gr8" draw:text-style-name="P14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974cm" svg:y="13.403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1.224cm" svg:y="13.403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4" draw:text-style-name="P19" draw:layer="layout" svg:width="28cm" svg:height="4.521cm" svg:x="0cm" svg:y="15.748cm">
          <draw:text-box>
            <text:p text:style-name="P6"><text:span text:style-name="T68">במילים: תוחלת הרווח של כלל-בחירה </text:span><text:span text:style-name="T69">c</text:span><text:span text:style-name="T68"> </text:span></text:p>
            <text:p text:style-name="P6"><text:span text:style-name="T70">= תוחלת סכום הערכים הוירטואליים של הנבחרים. <text:s text:c="3"/></text:span><text:span text:style-name="T68"><text:s text:c="11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0.762cm" svg:y="4.581cm" svg:viewBox="0 0 26416 1253" draw:points="13208,1253 0,1253 0,0 26416,0 26416,1253">
            <text:p/>
          </draw:polygon>
          <draw:path draw:style-name="gr8" draw:text-style-name="P14" draw:layer="layout" svg:width="0.767cm" svg:height="0.689cm" svg:x="0.801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72cm" svg:y="4.635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1.924cm" svg:y="4.701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69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145cm" svg:y="4.957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67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149cm" svg:y="4.946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703cm" svg:y="4.946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2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5.837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17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727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212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676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143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6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08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487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cm" svg:y="5.23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598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0.97cm" svg:y="4.635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362cm" svg:y="5.02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452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368cm" svg:y="4.635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596cm" svg:y="4.635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683cm" svg:y="4.572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647cm" svg:y="5.227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09cm" svg:y="5.422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6.761cm" svg:y="5.224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375cm" svg:y="4.946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7.78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33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668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225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707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174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64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108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579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1.983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498cm" svg:y="5.23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094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3.767cm" svg:y="5.086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232cm" svg:y="4.946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67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22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555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034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537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6.909cm" svg:y="4.635cm" svg:viewBox="0 0 147 1011" draw:points="147,0 0,0 0,40 105,40 105,971 0,971 0,1011 147,1011">
            <text:p/>
          </draw:polygon>
        </draw:g>
        <draw:frame draw:style-name="gr15" draw:text-style-name="P20" draw:layer="layout" svg:width="28cm" svg:height="11.631cm" svg:x="-0.314cm" svg:y="7.874cm">
          <draw:text-box>
            <text:p xml:id="id25" text:id="id25" text:style-name="P6"><text:span text:style-name="T68">תוחלת הרווח = תוחלת סכום הערכים הוירטואליים של הנבחרים.</text:span></text:p>
            <text:p text:style-name="P6"><text:span text:style-name="T71"/></text:p>
            <text:p xml:id="id26" text:id="id26" text:style-name="P6"><text:span text:style-name="T71">מסקנה: </text:span></text:p>
            <text:p xml:id="id27" text:id="id27" text:style-name="P6"><text:span text:style-name="T71">כלל-הבחירה </text:span><text:span text:style-name="T72">c</text:span><text:span text:style-name="T71"> הממקסם את תוחלת הרווח הוא:</text:span></text:p>
            <text:p text:style-name="P6"><text:span text:style-name="T73"/></text:p>
            <text:p xml:id="id28" text:id="id28" text:style-name="P6"><text:span text:style-name="T73">בחר את הקבוצה שבה </text:span><text:span text:style-name="T74">סכום הערכים הוירטואליים</text:span><text:span text:style-name="T73"> <text:s/>הוא הגדול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6" draw:text-style-name="P21" draw:layer="layout" svg:width="28cm" svg:height="3.095cm" svg:x="0cm" svg:y="3.048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draw:frame draw:style-name="gr17" draw:text-style-name="P23" draw:layer="layout" svg:width="28cm" svg:height="11.639cm" svg:x="0cm" svg:y="9.353cm">
          <draw:text-box>
            <text:p text:style-name="P6"><text:span text:style-name="T75">דוגמה א</text:span><text:span text:style-name="T76">. קונה אחד: </text:span></text:p>
            <text:p text:style-name="P6"><text:span text:style-name="T76"><text:s text:c="3"/>תוחלת הרווח = תוחלת הערך הוירטואלי =</text:span><text:span text:style-name="T77"> </text:span><text:span text:style-name="T78">r</text:span><text:span text:style-name="T77">(</text:span><text:span text:style-name="T78">v</text:span><text:span text:style-name="T77">)</text:span><text:span text:style-name="T77">.</text:span></text:p>
            <text:p text:style-name="P6"><text:span text:style-name="T76"/></text:p>
            <text:p text:style-name="P6"><text:span text:style-name="T76">כלל-הבחירה הממקסם את הרווח הוא: </text:span></text:p>
            <text:p text:style-name="P22"><text:span text:style-name="T79">מכור אם-ורק-אם </text:span><text:span text:style-name="T78"><text:s/></text:span><text:span text:style-name="T78">r(v)&gt;0</text:span><text:span text:style-name="T79">.</text:span></text:p>
            <text:p text:style-name="P6"><text:span text:style-name="T80"><text:s text:c="10"/>*** הכלל אמיתי בתנאי ש-</text:span><text:span text:style-name="T80">r</text:span><text:span text:style-name="T80"> היא פונקציה עולה.</text:span></text:p>
            <text:p text:style-name="P6"><text:span text:style-name="T81"/></text:p>
            <text:p text:style-name="P6"><text:span text:style-name="T76">התשלום הוא ערך-הסף <text:s text:c="3"/>= <text:s text:c="2"/></text:span><text:span text:style-name="T77"><text:s/></text:span><text:span text:style-name="T78">r </text:span><text:span text:style-name="T82">-1</text:span><text:span text:style-name="T77">(</text:span><text:span text:style-name="T78">0</text:span><text:span text:style-name="T77">)</text:span><text:span text:style-name="T76">.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4cm" svg:y="4.576cm" svg:viewBox="0 0 9562 2487" draw:points="4783,2487 0,2487 0,0 9562,0 9562,2487">
            <text:p/>
          </draw:polygon>
          <draw:path draw:style-name="gr8" draw:text-style-name="P14" draw:layer="layout" svg:width="0.402cm" svg:height="0.447cm" svg:x="8.962cm" svg:y="5.5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6cm" svg:y="5.6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9cm" svg:y="5.2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2cm" svg:y="5.5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4cm" svg:y="5.2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3cm" svg:y="5.55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4cm" svg:y="5.6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5cm" svg:y="5.54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6cm" svg:y="5.71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2cm" svg:y="4.6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5cm" svg:y="5.04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3cm" svg:y="4.64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4cm" svg:y="5.00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6cm" svg:y="4.5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2cm" svg:y="4.875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7cm" svg:y="4.5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5cm" svg:y="5.71cm" svg:viewBox="0 0 4024 42" draw:points="2010,42 0,42 0,0 4024,0 4024,42">
            <text:p/>
          </draw:polygon>
          <draw:path draw:style-name="gr8" draw:text-style-name="P14" draw:layer="layout" svg:width="0.703cm" svg:height="0.671cm" svg:x="15.36cm" svg:y="5.98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2cm" svg:y="5.928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1cm" svg:y="6.4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3cm" svg:y="5.9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7cm" svg:y="6.217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5cm" svg:y="5.9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8" draw:layer="layout" svg:width="28.702cm" svg:height="3.473cm" svg:x="-0.254cm" svg:y="-0.679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8" draw:text-style-name="P23" draw:layer="layout" svg:width="28cm" svg:height="13.758cm" svg:x="-0.314cm" svg:y="7.214cm">
          <draw:text-box>
            <text:p text:style-name="P6"><text:span text:style-name="T75">דוגמה ב</text:span><text:span text:style-name="T76">. הרבה קונים מאותה התפלגות </text:span><text:span text:style-name="T83">F</text:span><text:span text:style-name="T83">, </text:span><text:span text:style-name="T76">ולכן </text:span><text:span text:style-name="T76"><text:line-break/></text:span><text:span text:style-name="T76">עם אותה פונקציה </text:span><text:span text:style-name="T83">r</text:span><text:span text:style-name="T79"> <text:s text:c="3"/></text:span><text:span text:style-name="T84"><text:s/>(נניח ש-</text:span><text:span text:style-name="T85">r</text:span><text:span text:style-name="T84"> פונקציה עולה).</text:span></text:p>
            <text:p text:style-name="P6"><text:span text:style-name="T76"><text:s text:c="4"/>תוחלת הרווח = תוחלת <text:s/></text:span><text:span text:style-name="T77"><text:s/></text:span><text:span text:style-name="T78">r</text:span><text:span text:style-name="T77">(</text:span><text:span text:style-name="T78">v</text:span><text:span text:style-name="T86">j</text:span><text:span text:style-name="T77">)</text:span><text:span text:style-name="T78"> </text:span><text:span text:style-name="T79"><text:s text:c="2"/></text:span><text:span text:style-name="T76">של המנצח.</text:span></text:p>
            <text:p text:style-name="P6"><text:span text:style-name="T76">כלל-הבחירה הוא: מכור למשתתף עם </text:span><text:span text:style-name="T83">v</text:span><text:span text:style-name="T87">j</text:span><text:span text:style-name="T76"> הכי גבוה,</text:span></text:p>
            <text:p text:style-name="P6"><text:span text:style-name="T76"><text:s text:c="5"/>בתנאי ש</text:span><text:span text:style-name="T77"> </text:span><text:span text:style-name="T78">r</text:span><text:span text:style-name="T77">(</text:span><text:span text:style-name="T78">v</text:span><text:span text:style-name="T86">j</text:span><text:span text:style-name="T77">)</text:span><text:span text:style-name="T78">&gt;0</text:span><text:span text:style-name="T76">.</text:span></text:p>
            <text:p text:style-name="P6"><text:span text:style-name="T76">התשלום הוא ערך-הסף: הערך השני בגובהו</text:span></text:p>
            <text:p text:style-name="P6"><text:span text:style-name="T76"><text:s text:c="5"/>או</text:span><text:span text:style-name="T77"> </text:span><text:span text:style-name="T78">r </text:span><text:span text:style-name="T88">-1</text:span><text:span text:style-name="T77">(</text:span><text:span text:style-name="T78">0</text:span><text:span text:style-name="T77">)</text:span><text:span text:style-name="T79"> <text:s text:c="2"/>- <text:s text:c="3"/></text:span><text:span text:style-name="T76">הגבוה מביניהם.</text:span></text:p>
            <text:p text:style-name="P6"><text:span text:style-name="T89">--- שקול למכרז מחיר שני עם מחיר מינימום</text:span><text:span text:style-name="T90"> </text:span><text:span text:style-name="T91">r </text:span><text:span text:style-name="T92">-1</text:span><text:span text:style-name="T90">(</text:span><text:span text:style-name="T91">0</text:span><text:span text:style-name="T90">)</text:span><text:span text:style-name="T93"> </text:span><text:span text:style-name="T89">!</text:span></text:p>
          </draw:text-box>
        </draw:frame>
        <draw:frame draw:style-name="gr16" draw:text-style-name="P21" draw:layer="layout" svg:width="28cm" svg:height="3.095cm" svg:x="0cm" svg:y="3.049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9" draw:text-style-name="P23" draw:layer="layout" svg:width="28cm" svg:height="14.495cm" svg:x="0cm" svg:y="6.908cm">
          <draw:text-box>
            <text:p xml:id="id29" text:id="id29" text:style-name="P6"><text:span text:style-name="T75">דוגמה ג</text:span><text:span text:style-name="T76">. שני קונים עם התפלגויות שונות:</text:span></text:p>
            <text:p xml:id="id30" text:id="id30" text:style-name="P6"><text:span text:style-name="T76"><text:s text:c="4"/>תוחלת הרווח = <text:s/></text:span><text:span text:style-name="T77"><text:s/></text:span><text:span text:style-name="T78">r</text:span><text:span text:style-name="T86">j</text:span><text:span text:style-name="T77">(</text:span><text:span text:style-name="T78">v</text:span><text:span text:style-name="T86">j</text:span><text:span text:style-name="T77">)</text:span><text:span text:style-name="T79"> <text:s text:c="2"/></text:span><text:span text:style-name="T76">של המנצח.</text:span></text:p>
            <text:p xml:id="id31" text:id="id31" text:style-name="P6"><text:span text:style-name="T94">כלל-הבחירה הוא: מכור למשתתף עם </text:span><text:span text:style-name="T95"><text:s/></text:span><text:span text:style-name="T96">r</text:span><text:span text:style-name="T97">j</text:span><text:span text:style-name="T95">(</text:span><text:span text:style-name="T96">v</text:span><text:span text:style-name="T97">j</text:span><text:span text:style-name="T95">)</text:span><text:span text:style-name="T98"> </text:span><text:span text:style-name="T94"><text:s/>הכי גבוה, <text:s/>בתנאי ש <text:s/></text:span><text:span text:style-name="T77"><text:s/></text:span><text:span text:style-name="T78">r</text:span><text:span text:style-name="T86">j</text:span><text:span text:style-name="T77">(</text:span><text:span text:style-name="T78">v</text:span><text:span text:style-name="T86">j</text:span><text:span text:style-name="T77">)</text:span><text:span text:style-name="T83"> &gt; 0</text:span><text:span text:style-name="T76">. <text:s text:c="2"/>התשלום = ערך-הסף.</text:span></text:p>
            <text:p xml:id="id32" text:id="id32" text:style-name="P6"><text:span text:style-name="T99">דוגמה</text:span><text:span text:style-name="T100">: <text:s text:c="5"/></text:span><text:span text:style-name="T101"><text:s text:c="2"/></text:span><text:span text:style-name="T102">F</text:span><text:span text:style-name="T103">a</text:span><text:span text:style-name="T101">=Unif[10,30], <text:s text:c="2"/></text:span><text:span text:style-name="T102">F</text:span><text:span text:style-name="T103">b</text:span><text:span text:style-name="T101">=Unif[20,40]</text:span><text:span text:style-name="T101">.</text:span></text:p>
            <text:p xml:id="id33" text:id="id33" text:style-name="P10"><text:span text:style-name="T104">r</text:span><text:span text:style-name="T105">a</text:span><text:span text:style-name="T104">(v) = 2v-30, <text:s text:c="10"/>r</text:span><text:span text:style-name="T105">b</text:span><text:span text:style-name="T104">(v) = 2v-40.</text:span></text:p>
            <text:p xml:id="id34" text:id="id34" text:style-name="P6"><text:span text:style-name="T106">אם </text:span><text:span text:style-name="T106">a</text:span><text:span text:style-name="T106"> אמר </text:span><text:span text:style-name="T107">23</text:span><text:span text:style-name="T106"> ו-</text:span><text:span text:style-name="T106">b</text:span><text:span text:style-name="T106"> אמר </text:span><text:span text:style-name="T107">27</text:span><text:span text:style-name="T106">, אז </text:span><text:span text:style-name="T106">a</text:span><text:span text:style-name="T106"> יזכה! וישלם את ערך-הסף שלו שהוא </text:span><text:span text:style-name="T107">22</text:span><text:span text:style-name="T106"> [ערך הסף של </text:span><text:span text:style-name="T106">b</text:span><text:span text:style-name="T106"> הוא </text:span><text:span text:style-name="T107">28</text:span><text:span text:style-name="T106">]. </text:span></text:p>
            <text:p text:style-name="P22"><text:span text:style-name="T108">הדמיה בקובץ </text:span><text:span text:style-name="T108">code/revenue_maximization.ods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frame draw:style-name="gr16" draw:text-style-name="P21" draw:layer="layout" svg:width="28cm" svg:height="3.095cm" svg:x="0cm" svg:y="3.05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5" draw:layer="layout" svg:width="28cm" svg:height="2.352cm" svg:x="0cm" svg:y="-0.066cm" presentation:class="title" presentation:user-transformed="true">
          <draw:text-box>
            <text:p text:style-name="P4"><text:span text:style-name="T3">מיקסום רווח במערכת הפירסום של יאהו *</text:span></text:p>
          </draw:text-box>
        </draw:frame>
        <draw:frame draw:style-name="gr20" draw:text-style-name="P26" draw:layer="layout" svg:width="25.654cm" svg:height="5.756cm" svg:x="1.778cm" svg:y="14.986cm">
          <draw:text-box>
            <text:p xml:id="id40" text:id="id40" text:style-name="P25"><text:span text:style-name="T109">* <text:s/></text:span><text:span text:style-name="T109"><text:a xlink:href="http://theory.stanford.edu/~tim/f13/l/l6.pdf" xlink:type="simple">http://theory.stanford.edu/~tim/f13/l/l6.pdf</text:a></text:span></text:p>
            <text:p xml:id="id41" text:id="id41" text:style-name="P25"><text:span text:style-name="T109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21" draw:text-style-name="P27" draw:layer="layout" svg:width="25.908cm" svg:height="12.775cm" svg:x="0.762cm" svg:y="2.181cm">
          <draw:text-box>
            <text:list text:style-name="L1">
              <text:list-item>
                <text:p xml:id="id35" text:id="id35" text:style-name="P6"><text:span text:style-name="T110">עד </text:span><text:span text:style-name="T110">2008</text:span><text:span text:style-name="T110">, יאהו השתמשה במחירי-מינימום נמוכים וזהים עבור כל מילות-החיפוש.</text:span></text:p>
              </text:list-item>
              <text:list-item>
                <text:p xml:id="id36" text:id="id36" text:style-name="P6"><text:span text:style-name="T110">ב-</text:span><text:span text:style-name="T110">2008</text:span><text:span text:style-name="T110"> בוצע מחקר סטטיסטי שנועד להעריך את ההתפלגות</text:span><text:span text:style-name="T111"> </text:span><text:span text:style-name="T112">F</text:span><text:span text:style-name="T111"> </text:span><text:span text:style-name="T110">עבור כל מילה בנפרד.</text:span></text:p>
              </text:list-item>
              <text:list-item>
                <text:p xml:id="id37" text:id="id37" text:style-name="P6"><text:span text:style-name="T110">חושב מחיר-מינימום שונה עבור כל מילה. </text:span></text:p>
              </text:list-item>
              <text:list-item>
                <text:p xml:id="id38" text:id="id38" text:style-name="P6"><text:span text:style-name="T110">המנהלים לא הסכימו להשתמש במחירים החדשים אלא עשו ממוצע בין הישנים לחדשים.</text:span></text:p>
              </text:list-item>
              <text:list-item>
                <text:p xml:id="id39" text:id="id39" text:style-name="P6"><text:span text:style-name="T113">התוצאה</text:span><text:span text:style-name="T114">: עליה גדולה ברווחים בסוף </text:span><text:span text:style-name="T114">2008</text:span><text:span text:style-name="T114">.</text:span></text:p>
              </text:list-item>
            </text:list>
          </draw:text-box>
        </draw:frame>
        <draw:frame draw:style-name="gr22" draw:text-style-name="P28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8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2-09T16:29:07.580636664</dc:date>
    <meta:editing-duration>P5DT16M23S</meta:editing-duration>
    <meta:editing-cycles>1241</meta:editing-cycles>
    <meta:generator>LibreOffice/6.2.4.2$Linux_X86_64 LibreOffice_project/20$Build-2</meta:generator>
    <dc:creator>Erel Segal-Halevi</dc:creator>
    <meta:document-statistic meta:object-count="479"/>
  </office:meta>
</office:document-meta>
</file>

<file path=Object 1/content.xml><?xml version="1.0" encoding="utf-8"?>
<math xmlns="http://www.w3.org/1998/Math/MathML" display="block"/>
</file>